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27472658"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7462181"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erverTime</text:span><text:span text:style-name="T121">": "</text:span><text:span text:style-name="T143">2013-09-20T12:00:17+02:00</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ssionAttestation</text:span><text:span text:style-name="T123">": "</text:span><text:span text:style-name="T146">Tgzvnr/k266LMXinVm</text:span><text:span text:style-name="T10"> … </text:span><text:span text:style-name="T146">7pkJnYipIf9xjOuUJD6OYs=</text:span><text:span text:style-name="T123">",<text:line-break/></text:span><text:span text:style-name="T122">    </text:span><text:span text:style-name="T123">"</text:span><text:span text:style-name="T138">ServerTime</text:span><text:span text:style-name="T123">": "</text:span><text:span text:style-name="T146">2013-09-20T12:00:17+02:00</text:span><text:span text:style-name="T123">",</text:span><text:span text:style-name="T10"><text:line-break/></text:span><text:span text:style-name="T122">    </text:span><text:span text:style-name="T123">"</text:span><text:span text:style-name="T138">ClientTime</text:span><text:span text:style-name="T123">": "</text:span><text:span text:style-name="T146">2013-09-20T12:00:19+02:00</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CnWhAcTbQF7w8rl1OqCwyM4TM=</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7574278"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27569023"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 Collection</text:span><text:span text:style-name="T182">1-n</text:span><text:span text:style-name="T176"> </text:span><text:span text:style-name="T95">]</text:span></text:p>
      <text:p text:style-name="P38"><text:tab/> Typed Properties Collection</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27457563"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27581452"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27475761"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27460643"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2) rotate (-1.2184143508182) translate (0.116499316203691in 0.502993904768664in)" svg:viewBox="0 0 780 436" svg:d="m0 1447319c245-308 723-136 780 279"><text:p/></draw:path><draw:path draw:style-name="gr7" draw:text-style-name="P192" svg:width="0.3091in" svg:height="0.1717in" draw:transform="skewX (0.0680678408277661) rotate (-1.22085781177099) translate (0.124805294663747in 0.139011726359927in)" svg:viewBox="0 0 786 437" svg:d="m0 1436866c247-309 729-137 786 279"><text:p/></draw:path><draw:path draw:style-name="gr7" draw:text-style-name="P192" svg:width="0.5736in" svg:height="0.3949in" draw:transform="skewX (0.138230076757925) rotate (-1.18036617312473) translate (0.256204827020984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7556219"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27574257"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27578841"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27474435"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7585086" text:continue-list="list27578841"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Error: Reference source not found</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55710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27565744"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7567004"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464486"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27570022" text:continue-list="list2756700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27475744"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a, WebPKI.org, 2013-11-26<text:tab/>Page <text:page-number text:select-page="current">78</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3</meta:editing-cycles>
    <meta:editing-duration>PT61H38M38S</meta:editing-duration>
    <dc:title>Secure Key Store - API and Architecture</dc:title>
    <dc:date>2013-11-27T07:42:37.88</dc:date>
    <dc:creator>Anders Rundgren</dc:creator>
    <meta:document-statistic meta:table-count="121" meta:image-count="0" meta:object-count="6" meta:page-count="82" meta:paragraph-count="2248" meta:word-count="15992" meta:character-count="12275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